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314004" draw:marker-start-width="0.352cm" draw:marker-end-width="0.352cm" draw:fill="none" draw:fill-color="#dce2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314004" draw:marker-start-width="0.352cm" draw:marker-end-width="0.352cm" draw:fill="none" draw:fill-color="#dce2e6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/>
    </style:style>
    <style:style style:name="T1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32cm" svg:height="2.032cm" svg:x="1.508cm" svg:y="4.429cm">
          <text:p text:style-name="P1"><text:s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032cm" svg:height="2.032cm" svg:x="10.779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-0.442cm" svg:x1="2.524cm" svg:y1="4.429cm" svg:x2="11.795cm" svg:y2="3.667cm" draw:start-shape="id1" draw:start-glue-point="4" draw:end-shape="id2" draw:end-glue-point="4" svg:d="m2524 4429c0-2632 9271-2251 9271-762">
          <text:p/>
        </draw:connector>
        <draw:frame draw:style-name="gr4" draw:text-style-name="P2" draw:layer="layout" svg:width="14.98cm" svg:height="0.971cm" svg:x="1.641cm" svg:y="1.299cm">
          <draw:text-box>
            <text:p><text:span text:style-name="T1">&lt;http://dbpedia.org/property/location&gt;</text:span></text:p>
          </draw:text-box>
        </draw:frame>
        <draw:frame draw:style-name="gr4" draw:text-style-name="P2" draw:layer="layout" svg:width="17.647cm" svg:height="0.971cm" svg:x="0.619cm" svg:y="6.461cm">
          <draw:text-box>
            <text:p><text:span text:style-name="T1">&lt;http://dbpedia.org/resource/Mount_Blackwood&gt;</text:span></text:p>
          </draw:text-box>
        </draw:frame>
        <draw:frame draw:style-name="gr5" draw:text-style-name="P2" draw:layer="layout" svg:width="15.494cm" svg:height="0.971cm" svg:x="12.938cm" svg:y="4.347cm">
          <draw:text-box>
            <text:p><text:span text:style-name="T1">&lt;http://dbpedia.org/resource/Australia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4T03:51:33</meta:creation-date>
    <meta:editing-duration>P0D</meta:editing-duration>
    <meta:editing-cycles>2</meta:editing-cycles>
    <meta:generator>LibreOffice/3.5$Linux_x86 LibreOffice_project/350m1$Build-2</meta:generator>
    <meta:initial-creator>lukasz </meta:initial-creator>
    <dc:date>2012-09-24T03:52:05</dc:date>
    <dc:creator>lukasz </dc:creator>
    <meta:document-statistic meta:object-count="6"/>
  </office:meta>
</office:document-meta>
</file>